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d74bb"/>
    </style:style>
    <style:style style:name="P2" style:family="paragraph" style:parent-style-name="Heading_20_2">
      <style:text-properties officeooo:paragraph-rsid="001009e5"/>
    </style:style>
    <style:style style:name="P3" style:family="paragraph" style:parent-style-name="Preformatted_20_Text">
      <style:text-properties fo:font-size="15pt" style:font-size-asian="15pt" style:font-size-complex="15pt"/>
    </style:style>
    <style:style style:name="P4" style:family="paragraph" style:parent-style-name="Standard">
      <style:text-properties officeooo:paragraph-rsid="000590d6"/>
    </style:style>
    <style:style style:name="P5" style:family="paragraph" style:parent-style-name="Standard">
      <style:text-properties officeooo:paragraph-rsid="00075b32"/>
    </style:style>
    <style:style style:name="P6" style:family="paragraph" style:parent-style-name="Standard">
      <style:text-properties fo:font-size="15pt" style:font-size-asian="15pt" style:font-size-complex="15pt"/>
    </style:style>
    <style:style style:name="P7" style:family="paragraph" style:parent-style-name="Standard">
      <style:text-properties fo:font-size="15pt" officeooo:rsid="00042d43" officeooo:paragraph-rsid="00042d43" style:font-size-asian="15pt" style:font-size-complex="15pt"/>
    </style:style>
    <style:style style:name="P8" style:family="paragraph" style:parent-style-name="Standard">
      <style:text-properties fo:font-size="15pt" officeooo:rsid="00042d43" officeooo:paragraph-rsid="000812d7" style:font-size-asian="15pt" style:font-size-complex="15pt"/>
    </style:style>
    <style:style style:name="P9" style:family="paragraph" style:parent-style-name="Standard">
      <style:text-properties fo:font-size="15pt" officeooo:paragraph-rsid="000590d6" style:font-size-asian="15pt" style:font-size-complex="15pt"/>
    </style:style>
    <style:style style:name="P10" style:family="paragraph" style:parent-style-name="Standard">
      <style:text-properties fo:font-size="15pt" officeooo:rsid="000590d6" officeooo:paragraph-rsid="000590d6" style:font-size-asian="15pt" style:font-size-complex="15pt"/>
    </style:style>
    <style:style style:name="P11" style:family="paragraph" style:parent-style-name="Standard">
      <style:text-properties fo:font-size="15pt" officeooo:rsid="000812d7" officeooo:paragraph-rsid="000812d7" style:font-size-asian="15pt" style:font-size-complex="15pt"/>
    </style:style>
    <style:style style:name="P12" style:family="paragraph" style:parent-style-name="Standard">
      <style:text-properties officeooo:paragraph-rsid="000812d7"/>
    </style:style>
    <style:style style:name="P13" style:family="paragraph" style:parent-style-name="Standard">
      <style:text-properties officeooo:rsid="000c57d1" officeooo:paragraph-rsid="000c57d1"/>
    </style:style>
    <style:style style:name="P14" style:family="paragraph" style:parent-style-name="Standard">
      <style:text-properties officeooo:rsid="000f4791" officeooo:paragraph-rsid="000f4791"/>
    </style:style>
    <style:style style:name="P15" style:family="paragraph" style:parent-style-name="Text_20_body">
      <style:text-properties officeooo:paragraph-rsid="000d74bb"/>
    </style:style>
    <style:style style:name="P16" style:family="paragraph" style:parent-style-name="Text_20_body">
      <style:text-properties fo:font-size="15pt" officeooo:rsid="000f4791" officeooo:paragraph-rsid="000f4791" style:font-size-asian="15pt" style:font-size-complex="15pt"/>
    </style:style>
    <style:style style:name="P17" style:family="paragraph" style:parent-style-name="Text_20_body">
      <style:text-properties fo:font-size="15pt" officeooo:rsid="001009e5" officeooo:paragraph-rsid="001009e5" style:font-size-asian="15pt" style:font-size-complex="15pt"/>
    </style:style>
    <style:style style:name="P18" style:family="paragraph" style:parent-style-name="Text_20_body">
      <style:text-properties fo:font-size="15pt" officeooo:paragraph-rsid="001009e5" style:font-size-asian="15pt" style:font-size-complex="15pt"/>
    </style:style>
    <style:style style:name="T1" style:family="text">
      <style:text-properties officeooo:rsid="000590d6"/>
    </style:style>
    <style:style style:name="T2" style:family="text">
      <style:text-properties fo:font-size="15pt" style:font-size-asian="15pt" style:font-size-complex="15pt"/>
    </style:style>
    <style:style style:name="T3" style:family="text">
      <style:text-properties fo:font-size="15pt" officeooo:rsid="00075b32" style:font-size-asian="15pt" style:font-size-complex="15pt"/>
    </style:style>
    <style:style style:name="T4" style:family="text">
      <style:text-properties fo:font-size="15pt" officeooo:rsid="000812d7" style:font-size-asian="15pt" style:font-size-complex="15pt"/>
    </style:style>
    <style:style style:name="T5" style:family="text">
      <style:text-properties fo:font-size="15pt" officeooo:rsid="00098328" style:font-size-asian="15pt" style:font-size-complex="15pt"/>
    </style:style>
    <style:style style:name="T6" style:family="text">
      <style:text-properties fo:font-size="15pt" officeooo:rsid="000590d6" style:font-size-asian="15pt" style:font-size-complex="15pt"/>
    </style:style>
    <style:style style:name="T7" style:family="text">
      <style:text-properties fo:font-size="15pt" officeooo:rsid="000a7951" style:font-size-asian="15pt" style:font-size-complex="15pt"/>
    </style:style>
    <style:style style:name="T8" style:family="text">
      <style:text-properties fo:font-size="15pt" officeooo:rsid="000c57d1" style:font-size-asian="15pt" style:font-size-complex="15pt"/>
    </style:style>
    <style:style style:name="T9" style:family="text">
      <style:text-properties fo:font-size="15pt" officeooo:rsid="000d74bb" style:font-size-asian="15pt" style:font-size-complex="15pt"/>
    </style:style>
    <style:style style:name="T10" style:family="text">
      <style:text-properties fo:font-size="15pt" officeooo:rsid="000e548b" style:font-size-asian="15pt" style:font-size-complex="15pt"/>
    </style:style>
    <style:style style:name="T11" style:family="text">
      <style:text-properties fo:font-size="15pt" officeooo:rsid="001009e5" style:font-size-asian="15pt" style:font-size-complex="15pt"/>
    </style:style>
    <style:style style:name="T12" style:family="text">
      <style:text-properties officeooo:rsid="000d74bb"/>
    </style:style>
    <style:style style:name="T13" style:family="text">
      <style:text-properties officeooo:rsid="000e548b"/>
    </style:style>
    <style:style style:name="T14" style:family="text">
      <style:text-properties officeooo:rsid="000f13c8"/>
    </style:style>
    <style:style style:name="T15" style:family="text">
      <style:text-properties officeooo:rsid="000f4791"/>
    </style:style>
    <style:style style:name="T16" style:family="text">
      <style:text-properties officeooo:rsid="001009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HAT IS AN OBJECT?</text:h>
      <text:p text:style-name="P11"/>
      <text:p text:style-name="P8"><text:tab/>Object oriented programming and design is the philosophy employed in creating programs in high level programming languages like Java, Python, Lua and many others. An object oriented approach involves seeing everything as <text:span text:style-name="T1">one of two things, an object or a method.</text:span></text:p>
      <text:p text:style-name="P7"/>
      <text:p text:style-name="P4"><text:span text:style-name="T6"><text:tab/>Objects hold data or </text:span><text:span text:style-name="T7">a </text:span><text:span text:style-name="T6">collection of data. Data can be anything from strings like ‘This is a string’ </text:span><text:span text:style-name="T5">(←a string that describes itself)</text:span><text:span text:style-name="T6">, or an integer like the </text:span><text:span text:style-name="T5">area</text:span><text:span text:style-name="T6"> of a triangle, or even another object </text:span><text:span text:style-name="T5">(an object can hold another object)</text:span><text:span text:style-name="T6">, or all of these examples together. Objects can also hold instructions on what to do with that data. <text:s/></text:span></text:p>
      <text:p text:style-name="P9"/>
      <text:p text:style-name="P5"><text:span text:style-name="T3"><text:tab/>Methods are instructions that use data or modify it in some way. With your hello world example you call the method print() with the argument ‘Hello World!’ <text:s/>like this “print(‘Hello World!’)”. You are calling a method to display the data (a string) <text:s/>“Hello World!” </text:span><text:span text:style-name="T8">to the display</text:span><text:span text:style-name="T3">. Methods can be contained within an object or be made to be called independently of an object.</text:span></text:p>
      <text:p text:style-name="P7"/>
      <text:h text:style-name="Heading_20_1" text:outline-level="1">IS vs. DOES</text:h>
      <text:p text:style-name="P10"/>
      <text:p text:style-name="P12"><text:span text:style-name="T3"><text:tab/>The common tactic to </text:span><text:span text:style-name="T4">differentiate an object from a method is to remember that when referring to an object you say it IS something. A car IS a vehicle that drives, a cat IS an animal that scratches, you and I ARE people who sleep too much. Objects are nouns, they have a state of being. <text:s/></text:span></text:p>
      <text:p text:style-name="P12"><text:span text:style-name="T4"><text:tab/></text:span></text:p>
      <text:p text:style-name="P12"><text:span text:style-name="T4"><text:tab/>A method does something, it’s like a verb. With that logic we can say from our previous example that drive would be a method of </text:span><text:span text:style-name="T5">a</text:span><text:span text:style-name="T4"> car, scratch a method of </text:span><text:span text:style-name="T5">a</text:span><text:span text:style-name="T4"> cat, and sleep is a method of people we can’t seem to get enough of.</text:span></text:p>
      <text:p text:style-name="P12"><text:span text:style-name="T4"/></text:p>
      <text:h text:style-name="Heading_20_1" text:outline-level="1"><text:span text:style-name="T4">O</text:span><text:span text:style-name="T2">OP CONCEPTS</text:span></text:h>
      <text:p text:style-name="P13"><text:span text:style-name="T2"><text:tab/></text:span></text:p>
      <text:p text:style-name="P13"><text:span text:style-name="T2"><text:tab/>There are four important concepts to keep in mind while writing an object oriented program. These concepts </text:span><text:span text:style-name="T9">help to keep your programs easy to read, debug, <text:s/>expand, and maintain. If you find yourself lost it is good practice to ask yourself if </text:span><text:soft-page-break/><text:span text:style-name="T9">you are following these principles and to make sure that all of these pieces are correctly in place.</text:span></text:p>
      <text:p text:style-name="P13"><text:span text:style-name="T9"/></text:p>
      <text:h text:style-name="P1" text:outline-level="2"><text:span text:style-name="T12">Abstraction</text:span></text:h>
      <text:p text:style-name="P15"/>
      <text:p text:style-name="Standard"><text:tab/><text:span text:style-name="T9">The concept of abstraction when it comes to you</text:span><text:span text:style-name="T10">r</text:span><text:span text:style-name="T9"> code is </text:span><text:span text:style-name="T10">the practice of instantiating variables to hold your data. This practice keeps programs from being “hard coded” meaning that you aren’t restricting your program to just one use, and with a simple reassignment of a variable your code can easily be fixed, updated, adapted, or improved.</text:span></text:p>
      <text:p text:style-name="P6"><text:tab/><text:span text:style-name="T13">Your typical Hello World exercise in python is simple:</text:span></text:p>
      <text:p text:style-name="P3">print(‘Hello World!’)</text:p>
      <text:p text:style-name="P3"/>
      <text:p text:style-name="P6"><text:span text:style-name="T13">in this example the print statement is considered to be hard coded because </text:span><text:span text:style-name="T14">to edit the argument you have to change each instance of the string “Hello World!”. Using abstraction we would set up a variable to hold the string and then when the method print is called we pass it the variable as the argument:</text:span></text:p>
      <text:p text:style-name="P6"/>
      <text:p text:style-name="P3">welcome = ‘Hello World!’ <text:span text:style-name="T15"># instantiating a string</text:span></text:p>
      <text:p text:style-name="P3">print(welcome) <text:s/><text:span text:style-name="T15"># printing the string contained inside <text:tab/><text:tab/><text:tab/><text:tab/><text:tab/></text:span><text:span text:style-name="T16"># </text:span><text:span text:style-name="T15">the variable welcome</text:span></text:p>
      <text:p text:style-name="P3"/>
      <text:p text:style-name="P6">This may seem unimportant when looking at just two lines of code but when the scope of the project increases this small concepts ensures that you don’t have to go looking for and fixing as many small mistakes.</text:p>
      <text:p text:style-name="P14"/>
      <text:h text:style-name="Heading_20_2" text:outline-level="2">Encapsulation</text:h>
      <text:p text:style-name="P16">Global vs. Local scope</text:p>
      <text:h text:style-name="Heading_20_2" text:outline-level="2"><text:span text:style-name="T16">I</text:span>nheritance</text:h>
      <text:p text:style-name="P17">Car IS a vehicle</text:p>
      <text:p text:style-name="P18"><text:span text:style-name="T16">Car inherits properties of Vehicle</text:span></text:p>
      <text:h text:style-name="P2" text:outline-level="2"><text:span text:style-name="T16">Polymorphism</text:span></text:h>
      <text:p text:style-name="Standard"><text:span text:style-name="T16"><text:s/></text:span><text:s/><text:span text:style-name="T11">Method overload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21:18:19.530116763</meta:creation-date>
    <dc:date>2021-02-09T23:29:56.831333171</dc:date>
    <meta:editing-duration>PT23S</meta:editing-duration>
    <meta:editing-cycles>1</meta:editing-cycles>
    <meta:document-statistic meta:table-count="0" meta:image-count="0" meta:object-count="0" meta:page-count="2" meta:paragraph-count="26" meta:word-count="538" meta:character-count="3081" meta:non-whitespace-character-count="2542"/>
    <meta:generator>LibreOffice/6.4.6.2$Linux_X86_64 LibreOffice_project/40$Build-2</meta:generator>
  </office:meta>
</office:document-meta>
</file>